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07cm" fo:margin-left="0cm" table:align="left"/>
    </style:style>
    <style:style style:name="Tabela1.A" style:family="table-column">
      <style:table-column-properties style:column-width="4.763cm"/>
    </style:style>
    <style:style style:name="Tabela1.B" style:family="table-column">
      <style:table-column-properties style:column-width="2.041cm"/>
    </style:style>
    <style:style style:name="Tabela1.A1" style:family="table-cell">
      <style:table-cell-properties fo:padding="0.097cm" fo:border-left="none" fo:border-right="none" fo:border-top="0.05pt solid #000000" fo:border-bottom="none"/>
    </style:style>
    <style:style style:name="Tabela1.A2" style:family="table-cell">
      <style:table-cell-properties fo:padding="0.097cm" fo:border="none"/>
    </style:style>
    <style:style style:name="Tabela1.A4"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3.381cm"/>
    </style:style>
    <style:style style:name="Tabela2.B" style:family="table-column">
      <style:table-column-properties style:column-width="1.813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P1" style:family="paragraph" style:parent-style-name="Standard">
      <style:text-properties officeooo:rsid="00082494" officeooo:paragraph-rsid="00082494"/>
    </style:style>
    <style:style style:name="P2" style:family="paragraph" style:parent-style-name="Standard">
      <style:text-properties officeooo:paragraph-rsid="000d4a87"/>
    </style:style>
    <style:style style:name="P3" style:family="paragraph" style:parent-style-name="Text_20_body">
      <style:text-properties officeooo:rsid="000b0dbc" officeooo:paragraph-rsid="000b0dbc"/>
    </style:style>
    <style:style style:name="P4" style:family="paragraph" style:parent-style-name="Text_20_body">
      <style:text-properties officeooo:rsid="000be36c" officeooo:paragraph-rsid="000be36c"/>
    </style:style>
    <style:style style:name="P5" style:family="paragraph" style:parent-style-name="Text_20_body">
      <style:text-properties officeooo:paragraph-rsid="0011edea"/>
    </style:style>
    <style:style style:name="P6" style:family="paragraph" style:parent-style-name="Text_20_body">
      <style:text-properties officeooo:rsid="00137ce1" officeooo:paragraph-rsid="00137ce1"/>
    </style:style>
    <style:style style:name="P7" style:family="paragraph" style:parent-style-name="Text_20_body">
      <style:text-properties officeooo:rsid="00108beb" officeooo:paragraph-rsid="001c6ac3"/>
    </style:style>
    <style:style style:name="P8" style:family="paragraph" style:parent-style-name="Text_20_body">
      <style:paragraph-properties fo:break-before="page"/>
      <style:text-properties style:font-name="Times New Roman1" fo:font-style="normal" officeooo:rsid="0014f355" officeooo:paragraph-rsid="0014f355" style:font-style-asian="normal" style:font-style-complex="normal"/>
    </style:style>
    <style:style style:name="P9" style:family="paragraph" style:parent-style-name="Text_20_body">
      <style:paragraph-properties fo:line-height="150%" fo:break-before="page"/>
      <style:text-properties officeooo:rsid="00186ad4" officeooo:paragraph-rsid="00186ad4"/>
    </style:style>
    <style:style style:name="P10" style:family="paragraph" style:parent-style-name="Preformatted_20_Text">
      <style:paragraph-properties fo:line-height="150%"/>
      <style:text-properties style:font-name="Times New Roman1" fo:font-style="normal" officeooo:rsid="00186ad4" officeooo:paragraph-rsid="00186ad4" style:font-style-asian="normal" style:font-style-complex="normal"/>
    </style:style>
    <style:style style:name="P11" style:family="paragraph" style:parent-style-name="Preformatted_20_Text">
      <style:paragraph-properties fo:line-height="150%"/>
      <style:text-properties style:font-name="Times New Roman1" fo:font-style="normal" officeooo:rsid="001ab3b1" officeooo:paragraph-rsid="00186ad4" style:font-style-asian="normal" style:font-style-complex="normal"/>
    </style:style>
    <style:style style:name="P12" style:family="paragraph" style:parent-style-name="Preformatted_20_Text">
      <style:paragraph-properties fo:line-height="150%"/>
      <style:text-properties style:font-name="Times New Roman1" fo:font-style="normal" officeooo:rsid="001fbea5" officeooo:paragraph-rsid="001fbea5" style:font-style-asian="normal" style:font-style-complex="normal"/>
    </style:style>
    <style:style style:name="P13" style:family="paragraph" style:parent-style-name="Table_20_Contents">
      <style:paragraph-properties fo:line-height="150%"/>
      <style:text-properties fo:font-size="10pt" officeooo:rsid="00186ad4" officeooo:paragraph-rsid="00186ad4" style:font-name-asian="DejaVu Sans Mono" style:font-size-asian="10pt" style:font-name-complex="Lohit Hindi2" style:font-size-complex="10pt"/>
    </style:style>
    <style:style style:name="P14" style:family="paragraph" style:parent-style-name="Table_20_Contents">
      <style:paragraph-properties fo:line-height="150%" fo:text-align="start" style:justify-single-word="false"/>
      <style:text-properties fo:font-size="10pt" officeooo:rsid="00186ad4" officeooo:paragraph-rsid="00186ad4" style:font-name-asian="DejaVu Sans Mono" style:font-size-asian="10pt" style:font-name-complex="Lohit Hindi2" style:font-size-complex="10pt"/>
    </style:style>
    <style:style style:name="P15" style:family="paragraph" style:parent-style-name="Table_20_Contents">
      <style:paragraph-properties fo:line-height="150%"/>
      <style:text-properties fo:font-size="10pt" officeooo:rsid="00186ad4" officeooo:paragraph-rsid="00190b6b" style:font-name-asian="DejaVu Sans Mono" style:font-size-asian="10pt" style:font-name-complex="Lohit Hindi2" style:font-size-complex="10pt"/>
    </style:style>
    <style:style style:name="P16" style:family="paragraph" style:parent-style-name="Table_20_Contents">
      <style:paragraph-properties fo:line-height="150%" fo:text-align="center" style:justify-single-word="false"/>
      <style:text-properties fo:font-size="10pt" officeooo:rsid="001c6ac3" officeooo:paragraph-rsid="001c6ac3" style:font-name-asian="DejaVu Sans Mono" style:font-size-asian="10pt" style:font-name-complex="Lohit Hindi2" style:font-size-complex="10pt"/>
    </style:style>
    <style:style style:name="P17" style:family="paragraph" style:parent-style-name="Table_20_Contents">
      <style:paragraph-properties fo:line-height="150%" fo:text-align="center" style:justify-single-word="false"/>
      <style:text-properties fo:font-size="10pt" officeooo:rsid="001c6ac3" officeooo:paragraph-rsid="001c1bcf" style:font-name-asian="DejaVu Sans Mono" style:font-size-asian="10pt" style:font-name-complex="Lohit Hindi2" style:font-size-complex="10pt"/>
    </style:style>
    <style:style style:name="P18" style:family="paragraph" style:parent-style-name="Table_20_Contents">
      <style:paragraph-properties fo:line-height="150%" fo:text-align="center" style:justify-single-word="false"/>
      <style:text-properties fo:font-size="10pt" officeooo:rsid="001c1bcf" officeooo:paragraph-rsid="001c1bcf" style:font-name-asian="DejaVu Sans Mono" style:font-size-asian="10pt" style:font-name-complex="Lohit Hindi2" style:font-size-complex="10pt"/>
    </style:style>
    <style:style style:name="P19" style:family="paragraph" style:parent-style-name="Table_20_Contents">
      <style:paragraph-properties fo:line-height="150%" fo:text-align="center" style:justify-single-word="false"/>
      <style:text-properties fo:font-size="10pt" fo:font-weight="normal" officeooo:rsid="001c6ac3" officeooo:paragraph-rsid="001c6ac3" style:font-name-asian="DejaVu Sans Mono" style:font-size-asian="10pt" style:font-weight-asian="normal" style:font-name-complex="Lohit Hindi2" style:font-size-complex="10pt" style:font-weight-complex="normal"/>
    </style:style>
    <style:style style:name="P20" style:family="paragraph" style:parent-style-name="Table_20_Contents">
      <style:paragraph-properties fo:line-height="150%" fo:text-align="center" style:justify-single-word="false"/>
      <style:text-properties fo:font-size="10pt" fo:font-weight="normal" style:font-name-asian="DejaVu Sans Mono" style:font-size-asian="10pt" style:font-weight-asian="normal" style:font-name-complex="Lohit Hindi2" style:font-size-complex="10pt" style:font-weight-complex="normal"/>
    </style:style>
    <style:style style:name="P21" style:family="paragraph" style:parent-style-name="Table_20_Contents">
      <style:paragraph-properties fo:line-height="150%" fo:text-align="center" style:justify-single-word="false"/>
      <style:text-properties fo:font-size="10pt" fo:font-weight="normal" officeooo:rsid="00186ad4" officeooo:paragraph-rsid="00186ad4" style:font-name-asian="DejaVu Sans Mono" style:font-size-asian="10pt" style:font-weight-asian="normal" style:font-name-complex="Lohit Hindi2" style:font-size-complex="10pt" style:font-weight-complex="normal"/>
    </style:style>
    <style:style style:name="P22" style:family="paragraph" style:parent-style-name="Table_20_Contents">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officeooo:rsid="00148860" officeooo:paragraph-rsid="00148860" style:font-size-asian="10pt" style:font-size-complex="10pt"/>
    </style:style>
    <style:style style:name="P24" style:family="paragraph" style:parent-style-name="Table_20_Contents">
      <style:text-properties fo:font-size="10pt" officeooo:rsid="00148860" officeooo:paragraph-rsid="00148860" style:font-size-asian="10pt" style:font-size-complex="10pt"/>
    </style:style>
    <style:style style:name="P25" style:family="paragraph" style:parent-style-name="Table_20_Contents">
      <style:paragraph-properties fo:text-align="center" style:justify-single-word="false"/>
      <style:text-properties fo:font-size="10pt" officeooo:rsid="0014f355" officeooo:paragraph-rsid="0014f355"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ext_20_body">
      <style:text-properties officeooo:paragraph-rsid="0026abc1"/>
    </style:style>
    <style:style style:name="P28" style:family="paragraph" style:parent-style-name="Text_20_body">
      <style:text-properties officeooo:rsid="00137ce1" officeooo:paragraph-rsid="002867a7"/>
    </style:style>
    <style:style style:name="P29" style:family="paragraph" style:parent-style-name="Text_20_body">
      <style:text-properties officeooo:paragraph-rsid="002886d6"/>
    </style:style>
    <style:style style:name="P30" style:family="paragraph" style:parent-style-name="Heading_20_1">
      <style:text-properties officeooo:rsid="00108beb" officeooo:paragraph-rsid="00108beb"/>
    </style:style>
    <style:style style:name="P31" style:family="paragraph" style:parent-style-name="Heading_20_2">
      <style:text-properties officeooo:rsid="000b0dbc" officeooo:paragraph-rsid="000b0dbc"/>
    </style:style>
    <style:style style:name="P32" style:family="paragraph" style:parent-style-name="Heading_20_2">
      <style:text-properties officeooo:rsid="000d4a87" officeooo:paragraph-rsid="000d4a87"/>
    </style:style>
    <style:style style:name="P33" style:family="paragraph" style:parent-style-name="Heading_20_2">
      <style:text-properties fo:font-style="italic" style:font-style-asian="italic" style:font-style-complex="italic"/>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2494"/>
    </style:style>
    <style:style style:name="T2" style:family="text">
      <style:text-properties officeooo:rsid="00091dea"/>
    </style:style>
    <style:style style:name="T3" style:family="text">
      <style:text-properties style:font-name="Times New Roman2" officeooo:rsid="00091dea"/>
    </style:style>
    <style:style style:name="T4" style:family="text">
      <style:text-properties style:font-name="Times New Roman" officeooo:rsid="0009b215"/>
    </style:style>
    <style:style style:name="T5" style:family="text">
      <style:text-properties fo:font-style="italic" style:font-style-asian="italic" style:font-style-complex="italic"/>
    </style:style>
    <style:style style:name="T6" style:family="text">
      <style:text-properties fo:font-style="italic" officeooo:rsid="00082494" style:font-style-asian="italic" style:font-style-complex="italic"/>
    </style:style>
    <style:style style:name="T7" style:family="text">
      <style:text-properties fo:font-style="italic" officeooo:rsid="000be36c" style:font-style-asian="italic" style:font-style-complex="italic"/>
    </style:style>
    <style:style style:name="T8" style:family="text">
      <style:text-properties fo:font-style="italic" officeooo:rsid="000eb6a6" style:font-style-asian="italic" style:font-style-complex="italic"/>
    </style:style>
    <style:style style:name="T9" style:family="text">
      <style:text-properties fo:font-style="italic" officeooo:rsid="002867a7" style:font-style-asian="italic" style:font-style-complex="italic"/>
    </style:style>
    <style:style style:name="T10" style:family="text">
      <style:text-properties officeooo:rsid="000be36c"/>
    </style:style>
    <style:style style:name="T11" style:family="text">
      <style:text-properties fo:font-style="normal" style:font-style-asian="normal" style:font-style-complex="normal"/>
    </style:style>
    <style:style style:name="T12" style:family="text">
      <style:text-properties fo:font-style="normal" officeooo:rsid="000be36c" style:font-style-asian="normal" style:font-style-complex="normal"/>
    </style:style>
    <style:style style:name="T13" style:family="text">
      <style:text-properties fo:font-style="normal" officeooo:rsid="000d4a87" style:font-style-asian="normal" style:font-style-complex="normal"/>
    </style:style>
    <style:style style:name="T14" style:family="text">
      <style:text-properties fo:font-style="normal" officeooo:rsid="000eb6a6" style:font-style-asian="normal" style:font-style-complex="normal"/>
    </style:style>
    <style:style style:name="T15" style:family="text">
      <style:text-properties fo:font-style="normal" officeooo:rsid="00108beb" style:font-style-asian="normal" style:font-style-complex="normal"/>
    </style:style>
    <style:style style:name="T16" style:family="text">
      <style:text-properties fo:font-style="normal" officeooo:rsid="001219b9" style:font-style-asian="normal" style:font-style-complex="normal"/>
    </style:style>
    <style:style style:name="T17" style:family="text">
      <style:text-properties fo:font-style="normal" officeooo:rsid="00137ce1" style:font-style-asian="normal" style:font-style-complex="normal"/>
    </style:style>
    <style:style style:name="T18" style:family="text">
      <style:text-properties fo:font-style="normal" officeooo:rsid="0014f355" style:font-style-asian="normal" style:font-style-complex="normal"/>
    </style:style>
    <style:style style:name="T19" style:family="text">
      <style:text-properties fo:font-style="normal" officeooo:rsid="001c1bcf" style:font-style-asian="normal" style:font-style-complex="normal"/>
    </style:style>
    <style:style style:name="T20" style:family="text">
      <style:text-properties fo:font-style="normal" officeooo:rsid="0026abc1" style:font-style-asian="normal" style:font-style-complex="normal"/>
    </style:style>
    <style:style style:name="T21" style:family="text">
      <style:text-properties fo:font-style="normal" officeooo:rsid="002886d6" style:font-style-asian="normal" style:font-style-complex="normal"/>
    </style:style>
    <style:style style:name="T22" style:family="text">
      <style:text-properties fo:font-style="normal" fo:font-weight="normal" officeooo:rsid="00108beb" style:font-style-asian="normal" style:font-weight-asian="normal" style:font-style-complex="normal" style:font-weight-complex="normal"/>
    </style:style>
    <style:style style:name="T23" style:family="text">
      <style:text-properties officeooo:rsid="000d4a87"/>
    </style:style>
    <style:style style:name="T24" style:family="text">
      <style:text-properties officeooo:rsid="000eb6a6"/>
    </style:style>
    <style:style style:name="T25" style:family="text">
      <style:text-properties officeooo:rsid="00108beb"/>
    </style:style>
    <style:style style:name="T26" style:family="text">
      <style:text-properties officeooo:rsid="0011edea"/>
    </style:style>
    <style:style style:name="T27" style:family="text">
      <style:text-properties style:font-name="Times New Roman3" fo:font-style="normal" officeooo:rsid="00137ce1" style:font-style-asian="normal" style:font-style-complex="normal"/>
    </style:style>
    <style:style style:name="T28" style:family="text">
      <style:text-properties style:font-name="Times New Roman1" fo:font-style="normal" style:font-style-asian="normal" style:font-style-complex="normal"/>
    </style:style>
    <style:style style:name="T29" style:family="text">
      <style:text-properties style:font-name="Times New Roman1" fo:font-style="normal" officeooo:rsid="00148860" style:font-style-asian="normal" style:font-style-complex="normal"/>
    </style:style>
    <style:style style:name="T30" style:family="text">
      <style:text-properties style:font-name="Times New Roman1" fo:font-style="normal" officeooo:rsid="0014f355" style:font-style-asian="normal" style:font-style-complex="normal"/>
    </style:style>
    <style:style style:name="T31" style:family="text">
      <style:text-properties style:font-name="Times New Roman1" fo:font-style="normal" officeooo:rsid="00190b6b" style:font-style-asian="normal" style:font-style-complex="normal"/>
    </style:style>
    <style:style style:name="T32" style:family="text">
      <style:text-properties style:font-name="Times New Roman1" fo:font-style="normal" officeooo:rsid="001c6ac3" style:font-style-asian="normal" style:font-style-complex="normal"/>
    </style:style>
    <style:style style:name="T33" style:family="text">
      <style:text-properties style:font-name="Times New Roman1" fo:font-style="normal" officeooo:rsid="002867a7" style:font-style-asian="normal" style:font-style-complex="normal"/>
    </style:style>
    <style:style style:name="T34" style:family="text">
      <style:text-properties style:font-name="Times New Roman1" fo:font-style="normal" officeooo:rsid="00137ce1" style:font-style-asian="normal" style:font-style-complex="normal"/>
    </style:style>
    <style:style style:name="T35" style:family="text">
      <style:text-properties style:font-name="Times New Roman1" fo:font-style="normal" officeooo:rsid="002886d6" style:font-style-asian="normal" style:font-style-complex="normal"/>
    </style:style>
    <style:style style:name="T36" style:family="text">
      <style:text-properties style:font-name="Times New Roman1" fo:font-style="normal" officeooo:rsid="002a0453" style:font-style-asian="normal" style:font-style-complex="normal"/>
    </style:style>
    <style:style style:name="T37" style:family="text">
      <style:text-properties style:text-position="super 58%" style:font-name="Times New Roman1" fo:font-style="normal" officeooo:rsid="00137ce1" style:font-style-asian="normal" style:font-style-complex="normal"/>
    </style:style>
    <style:style style:name="T38" style:family="text">
      <style:text-properties officeooo:rsid="001c6ac3"/>
    </style:style>
    <style:style style:name="T39" style:family="text">
      <style:text-properties officeooo:rsid="00210c8a"/>
    </style:style>
    <style:style style:name="T40" style:family="text">
      <style:text-properties officeooo:rsid="00233b36"/>
    </style:style>
    <style:style style:name="T41" style:family="text">
      <style:text-properties officeooo:rsid="00250197"/>
    </style:style>
    <style:style style:name="T42" style:family="text">
      <style:text-properties fo:font-variant="normal" fo:text-transform="none" fo:color="#000000" style:font-name="Times New Roman1" fo:letter-spacing="normal" fo:font-style="normal" officeooo:rsid="002886d6" style:font-style-asian="normal" style:font-style-complex="normal"/>
    </style:style>
    <style:style style:name="T43" style:family="text">
      <style:text-properties fo:font-variant="normal" fo:text-transform="none" style:text-position="0% 100%" style:font-name="Times New Roman1" fo:font-style="normal" style:text-underline-style="none" fo:font-weight="normal" officeooo:rsid="002867a7" style:font-style-asian="normal" style:font-style-complex="normal"/>
    </style:style>
    <style:style style:name="T44" style:family="text">
      <style:text-properties fo:font-variant="normal" fo:text-transform="none" style:text-position="0% 100%" fo:font-style="normal" style:text-underline-style="none" fo:font-weight="normal"/>
    </style:style>
    <style:style style:name="T45"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ítulo </text:h>
      <text:p text:style-name="P1">Confiabilidade e validade da versão brasileira do “Readniness to change questionnaire” em usuários de álcool</text:p>
      <text:h text:style-name="Heading_20_1" text:outline-level="1">Objetivo</text:h>
      <text:p text:style-name="P1">Avaliar as propriedades psicométricas da versão brasileira do “Readniness to change questionnaire” (RCQ).</text:p>
      <text:h text:style-name="Heading_20_1" text:outline-level="1">Método</text:h>
      <text:h text:style-name="Heading_20_2" text:outline-level="2">Participantes</text:h>
      <text:p text:style-name="Text_20_body">Participaram do estudo 579 usuários de álcool recrutados através do programa online Beber Menos do portal “<text:span text:style-name="T5">Informálcool</text:span>”. As informações foram coletadas dos usuários registrados entre o período de 16/10/2013 até 14/02/2014. <text:span text:style-name="T2">Dos 579 participantes, 51,3% <text:s/>eram mulheres e 48,4% homens. A idade variou entre 19 e 73 anos (média + desvio padrão = 39,3 </text:span><text:span text:style-name="T3">±</text:span><text:span text:style-name="T4"> 10,6)</text:span><text:span text:style-name="T2">. Sententa por cento da amostra possuía ensino superior, 23% ensino médio completo e 2% ensino fundamental ou ensino médio completo. O diagnóstico de doenças relacionadas ao uso de álcool foi feito pelo AUDIT: 31,1% da amostra era de dependentes; 10,9% fazia uso de alto risco; 34,4% fazia uso de baixo risco e 20,2% fazia uso de risco.</text:span></text:p>
      <text:h text:style-name="P31" text:outline-level="2">Instrumentos</text:h>
      <text:p text:style-name="P3">Questionário <text:span text:style-name="T10">sociodemográfico</text:span> – para caracterização da amostra com questões sobre sexo, idade, ocupação, <text:span text:style-name="T10">escolaridade, estado de residência.</text:span></text:p>
      <text:p text:style-name="P4"><text:span text:style-name="T11">Teste para Identificação de Problemas Relacionados ao Uso de Álcool (AUDIT) </text:span>– identifica o uso de risco e uso nocivo de álcool, assim como possibilidades de dependência. Instrumento criado pela Organização Mundial de Saúde (Babor, Higgns-Biddle, &amp; Monteiro, 2003). É utilizado e validado em vários países. Contém dez questões em escala do tipo Likert.</text:p>
      <text:p text:style-name="P2"><text:span text:style-name="T6">Readniness to change questionnaire</text:span><text:span text:style-name="T1"> (RCQ-12) –identifica o estágio de mudança em três fases: ação, contemplação e pré-contemplação, segundo o modelo Transteórico da Mudança de Comportamento </text:span><text:reference-mark-start text:name="ZOTERO_ITEM CSL_CITATION {&quot;citationID&quot;:&quot;1qt6qosm63&quot;,&quot;properties&quot;:{&quot;formattedCitation&quot;:&quot;(Prochaska &amp; DiClemente, 1982)&quot;,&quot;plainCitation&quot;:&quot;(Prochaska &amp; DiClemente, 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chema&quot;:&quot;https://github.com/citation-style-language/schema/raw/master/csl-citation.json&quot;} RNDMuG6u1ECc0"/>(Prochaska &amp; DiClemente, 1982)<text:reference-mark-end text:name="ZOTERO_ITEM CSL_CITATION {&quot;citationID&quot;:&quot;1qt6qosm63&quot;,&quot;properties&quot;:{&quot;formattedCitation&quot;:&quot;(Prochaska &amp; DiClemente, 1982)&quot;,&quot;plainCitation&quot;:&quot;(Prochaska &amp; DiClemente, 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chema&quot;:&quot;https://github.com/citation-style-language/schema/raw/master/csl-citation.json&quot;} RNDMuG6u1ECc0"/><text:span text:style-name="T23">.</text:span> <text:span text:style-name="T10">Desenvolvido por Rollnick, Heather, Gold &amp; Hall </text:span><text:reference-mark-start text:name="ZOTERO_ITEM CSL_CITATION {&quot;citationID&quot;:&quot;1iuhm4fn44&quot;,&quot;properties&quot;:{&quot;formattedCitation&quot;:&quot;(1992)&quot;,&quot;plainCitation&quot;:&quot;(1992)&quot;},&quot;citationItems&quot;:[{&quot;id&quot;:445,&quot;uris&quot;:[&quot;http://zotero.org/users/615579/items/4T9UZVD4&quot;],&quot;uri&quot;:[&quot;http://zotero.org/users/615579/items/4T9UZVD4&quot;],&quot;itemData&quot;:{&quot;id&quot;:445,&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date-parts&quot;:[[&quot;1992&quot;,5]]},&quot;PMID&quot;:&quot;1591525&quot;},&quot;suppress-author&quot;:true}],&quot;schema&quot;:&quot;https://github.com/citation-style-language/schema/raw/master/csl-citation.json&quot;} RNDMyltqH2wax"/>(1992)<text:reference-mark-end text:name="ZOTERO_ITEM CSL_CITATION {&quot;citationID&quot;:&quot;1iuhm4fn44&quot;,&quot;properties&quot;:{&quot;formattedCitation&quot;:&quot;(1992)&quot;,&quot;plainCitation&quot;:&quot;(1992)&quot;},&quot;citationItems&quot;:[{&quot;id&quot;:445,&quot;uris&quot;:[&quot;http://zotero.org/users/615579/items/4T9UZVD4&quot;],&quot;uri&quot;:[&quot;http://zotero.org/users/615579/items/4T9UZVD4&quot;],&quot;itemData&quot;:{&quot;id&quot;:445,&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date-parts&quot;:[[&quot;1992&quot;,5]]},&quot;PMID&quot;:&quot;1591525&quot;},&quot;suppress-author&quot;:true}],&quot;schema&quot;:&quot;https://github.com/citation-style-language/schema/raw/master/csl-citation.json&quot;} RNDMyltqH2wax"/><text:span text:style-name="T10">, contém 12 itens com questões do tipo </text:span><text:span text:style-name="T12">Likert</text:span><text:span text:style-name="T7"> </text:span><text:span text:style-name="T13">de 5 pontos que variam de “Discordo totalmente” até “Concordo totalmente”. Contém itens como: “</text:span><text:span text:style-name="T12">Estou tentando beber menos do que costumava beber</text:span><text:span text:style-name="T13">”, “</text:span><text:span text:style-name="T12">Eu acho que bebo demais</text:span><text:span text:style-name="T13">” e “</text:span><text:span text:style-name="T12">Estou tentando beber menos do que costumava beber</text:span><text:span text:style-name="T13">”. </text:span><text:span text:style-name="T16">Os escores das fases é obtido através da soma bruta dos itens. </text:span><text:span text:style-name="T21">Para facilitar a compreensão </text:span><text:soft-page-break/><text:span text:style-name="T21">do questionário, os itens originais escritos de forma negativa foram redigidos de maneira afirmativa.</text:span></text:p>
      <text:h text:style-name="P32" text:outline-level="2">Procedimentos <text:span text:style-name="T26">e aspectos éticos</text:span></text:h>
      <text:p text:style-name="P5"><text:span text:style-name="T24">A versão de 12 itens do questionário foi inserida no programa Beber Menos, que pertence ao portal </text:span><text:span text:style-name="T8">Informálcool</text:span><text:span text:style-name="T14">, desenvolvido pela Organização Mundial de Saúde. Ao entrarem no programa, os participantes foram apresentados aos termos de uso do site, </text:span><text:span text:style-name="T20">consentindo</text:span><text:span text:style-name="T14"> com o uso de dados em pesquisas. Após o preenchimento dos dados na internet, os dados foram armazenados em bancos de dados e posteriormente importados para condução das análises. </text:span><text:span text:style-name="T15">Os procedimentos da presente pesquisa foram aprovados pelo </text:span><text:span text:style-name="T22">Comitê de Ética.</text:span><text:span text:style-name="T22"><office:annotation><dc:creator>HP Gomide</dc:creator><dc:date>2014-02-14T13:47:10</dc:date><text:list text:style-name=""><text:list-item><text:p text:style-name="P34"><text:span text:style-name="T45">Inserir informações do parecer do comitê de ética.</text:span></text:p></text:list-item></text:list></office:annotation></text:span></text:p>
      <text:h text:style-name="P33" text:outline-level="2"><text:span text:style-name="T24">A</text:span>nálise dos dados</text:h>
      <text:p text:style-name="P27"><text:span text:style-name="T14">Os dados foram importados através por um script escrito na linguagem R. Após a importação, as informações do RCQ foram agrupadas com os dados demográficos e do AUDIT através de uma chave primária. Estatísticas descritivas foram conduzidas para as variáveis demográficas. </text:span><text:span text:style-name="T16">Os testes Kaiser-Meyer-Olkin </text:span><text:span text:style-name="T17">(KMO) </text:span><text:span text:style-name="T16">e de esfericidade de Bartlett foram usados para avaliar a adequação da amostra. </text:span><text:span text:style-name="T19">Para seleção do número de componentes, foi utilizado o método da estrutura mais simples (</text:span><text:span text:style-name="T9">Very Simple Structure - </text:span><text:span text:style-name="T19">VSS) e com a representação gráfica dos autovalores. </text:span><text:span text:style-name="T15"><text:s/>Para identificação dos fatores, foi conduzida uma análise de componentes principais com rotação “Varimax”. </text:span><text:span text:style-name="T18">O alfa de Cronbach foi usado como um indicador de confiabilidade da escala</text:span><text:span text:style-name="T18"><office:annotation><dc:creator>HP Gomide</dc:creator><dc:date>2014-02-14T14:37:13</dc:date><text:list text:continue-numbering="true" text:style-name=""><text:list-item><text:p text:style-name="P34"><text:span text:style-name="T45">Inserir citação.</text:span></text:p></text:list-item></text:list></office:annotation></text:span><text:span text:style-name="T18">. </text:span><text:span text:style-name="T20">Para análise da validade dos itens, foi utilizado o modelo de Teoria de Resposta ao Item de dois parâmetros proposto por Samejima (1956).</text:span><text:span text:style-name="T18"> </text:span><text:span text:style-name="T15">Os dados foram analisados no software R </text:span><text:reference-mark-start text:name="ZOTERO_ITEM CSL_CITATION {&quot;citationID&quot;:&quot;qkpdg6oh4&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vplKNxzbqj"/>(R Development Core Team, 2013)<text:reference-mark-end text:name="ZOTERO_ITEM CSL_CITATION {&quot;citationID&quot;:&quot;qkpdg6oh4&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vplKNxzbqj"/> <text:span text:style-name="T25">com os pacotes “psych” e “lavaan” </text:span><text:reference-mark-start text:name="ZOTERO_ITEM CSL_CITATION {&quot;citationID&quot;:&quot;1b5kgcqf4q&quot;,&quot;properties&quot;:{&quot;formattedCitation&quot;:&quot;(Revelle, 2014; Rosseel, 2012)&quot;,&quot;plainCitation&quot;:&quot;(Revelle, 2014; Rosseel, 2012)&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id&quot;:455,&quot;uris&quot;:[&quot;http://zotero.org/users/615579/items/SQXQQUAE&quot;],&quot;uri&quot;:[&quot;http://zotero.org/users/615579/items/SQXQQUAE&quot;],&quot;itemData&quot;:{&quot;id&quot;:455,&quot;type&quot;:&quot;article-journal&quot;,&quot;title&quot;:&quot;lavaan: An R Package for Structural Equation Modeling&quot;,&quot;container-title&quot;:&quot;Journal of Statistical Software&quot;,&quot;page&quot;:&quot;1–36&quot;,&quot;volume&quot;:&quot;48&quot;,&quot;issue&quot;:&quot;2&quot;,&quot;note&quot;:&quot;bibtex:&quot;,&quot;author&quot;:[{&quot;family&quot;:&quot;Rosseel&quot;,&quot;given&quot;:&quot;Yves&quot;}],&quot;issued&quot;:{&quot;date-parts&quot;:[[&quot;2012&quot;]]}}}],&quot;schema&quot;:&quot;https://github.com/citation-style-language/schema/raw/master/csl-citation.json&quot;} RNDjy3kkVKTwk"/><text:span text:style-name="T25">(Revelle, 2014; Rosseel, 2012)</text:span><text:reference-mark-end text:name="ZOTERO_ITEM CSL_CITATION {&quot;citationID&quot;:&quot;1b5kgcqf4q&quot;,&quot;properties&quot;:{&quot;formattedCitation&quot;:&quot;(Revelle, 2014; Rosseel, 2012)&quot;,&quot;plainCitation&quot;:&quot;(Revelle, 2014; Rosseel, 2012)&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id&quot;:455,&quot;uris&quot;:[&quot;http://zotero.org/users/615579/items/SQXQQUAE&quot;],&quot;uri&quot;:[&quot;http://zotero.org/users/615579/items/SQXQQUAE&quot;],&quot;itemData&quot;:{&quot;id&quot;:455,&quot;type&quot;:&quot;article-journal&quot;,&quot;title&quot;:&quot;lavaan: An R Package for Structural Equation Modeling&quot;,&quot;container-title&quot;:&quot;Journal of Statistical Software&quot;,&quot;page&quot;:&quot;1–36&quot;,&quot;volume&quot;:&quot;48&quot;,&quot;issue&quot;:&quot;2&quot;,&quot;note&quot;:&quot;bibtex:&quot;,&quot;author&quot;:[{&quot;family&quot;:&quot;Rosseel&quot;,&quot;given&quot;:&quot;Yves&quot;}],&quot;issued&quot;:{&quot;date-parts&quot;:[[&quot;2012&quot;]]}}}],&quot;schema&quot;:&quot;https://github.com/citation-style-language/schema/raw/master/csl-citation.json&quot;} RNDjy3kkVKTwk"/><text:span text:style-name="T25"><text:note text:id="ftn1" text:note-class="footnote"><text:note-citation>1</text:note-citation><text:note-body><text:p text:style-name="P7">O script das análises é disponibilizado no material suplementar.</text:p></text:note-body></text:note></text:span><text:span text:style-name="T25">.</text:span></text:p>
      <text:h text:style-name="P30" text:outline-level="1">Resultados</text:h>
      <text:h text:style-name="Heading_20_2" text:outline-level="2">Estrutura da escala</text:h>
      <text:p text:style-name="P29"><text:span text:style-name="T17">A amostra foi adequada para extração de fatores segundo os critérios KMO e o teste de esfericidade de Bartlett (KMO = 0,89 e </text:span><text:span text:style-name="T27">χ</text:span><text:span text:style-name="T37">2</text:span><text:span text:style-name="T34"> de Bartlett = 110,78, p &lt; 0,001).</text:span><text:span text:style-name="T30"> </text:span><text:span text:style-name="T33">Tanto a representação gráfica dos autovalores quanto o método da estrutura mais simples (VSS) apontaram a existência de dois componentes. Como a versão original do instrumento e a adaptada em espanhol apresentaram três componentes em sua estrutura </text:span><text:reference-mark-start text:name="ZOTERO_ITEM CSL_CITATION {&quot;citationID&quot;:&quot;2hfoo1a661&quot;,&quot;properties&quot;:{&quot;formattedCitation&quot;:&quot;{\\rtf (Rodr\\uc0\\u237{}guez-Martos et al., 2000; Rollnick et al., 1992)}&quot;,&quot;plainCitation&quot;:&quot;(Rodríguez-Martos et al., 2000; Rollnick et al., 1992)&quot;},&quot;citationItems&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445,&quot;uris&quot;:[&quot;http://zotero.org/users/615579/items/4T9UZVD4&quot;],&quot;uri&quot;:[&quot;http://zotero.org/users/615579/items/4T9UZVD4&quot;],&quot;itemData&quot;:{&quot;id&quot;:445,&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date-parts&quot;:[[&quot;1992&quot;,5]]},&quot;PMID&quot;:&quot;1591525&quot;}}],&quot;schema&quot;:&quot;https://github.com/citation-style-language/schema/raw/master/csl-citation.json&quot;} RNDVkCyH3JmzH"/><text:span text:style-name="T43">(Rodr</text:span><text:span text:style-name="T44">íguez-Martos et al., 2000; Rollnick et al., 1992)</text:span><text:reference-mark-end text:name="ZOTERO_ITEM CSL_CITATION {&quot;citationID&quot;:&quot;2hfoo1a661&quot;,&quot;properties&quot;:{&quot;formattedCitation&quot;:&quot;{\\rtf (Rodr\\uc0\\u237{}guez-Martos et al., 2000; Rollnick et al., 1992)}&quot;,&quot;plainCitation&quot;:&quot;(Rodríguez-Martos et al., 2000; Rollnick et al., 1992)&quot;},&quot;citationItems&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445,&quot;uris&quot;:[&quot;http://zotero.org/users/615579/items/4T9UZVD4&quot;],&quot;uri&quot;:[&quot;http://zotero.org/users/615579/items/4T9UZVD4&quot;],&quot;itemData&quot;:{&quot;id&quot;:445,&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date-parts&quot;:[[&quot;1992&quot;,5]]},&quot;PMID&quot;:&quot;1591525&quot;}}],&quot;schema&quot;:&quot;https://github.com/citation-style-language/schema/raw/master/csl-citation.json&quot;} RNDVkCyH3JmzH"/><text:span text:style-name="T33">, decidimos conduzir a análise com o mesmo número de componentes desses estudos. Ao comparar as cargas fatoriais dos componentes rotacionados, </text:span><text:span text:style-name="T35">a estrutura dos componentes não se manteve de acordo com a escala original. O item cinco “</text:span><text:span text:style-name="T42">É um desperdício de tempo pensar sobre o meu consumo de álcool</text:span><text:span text:style-name="T35">” compôs um componente. A análise gráfica </text:span><text:span text:style-name="T36">da</text:span><text:span text:style-name="T35"> curva característica </text:span><text:span text:style-name="T36">do item 5 </text:span><text:span text:style-name="T35">revelou um </text:span><text:soft-page-break/><text:span text:style-name="T35">baixo poder de discriminação.</text:span></text:p>
      <text:p text:style-name="P29"><text:span text:style-name="T35">Com base </text:span><text:span text:style-name="T36">dos resultados da primeira iteração, uma segunda análise de componentes principais foi conduzida definindo como dois, o número de dimensões. </text:span></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As médias dos fatores somados, desvio padrão, alfa de Cronbach e correlação entre os fatores são apresentados na tabela 1.</text:span></text:p>
      <text:p text:style-name="P8">Tabela 1 – Média, desvio padrão, alfa de Cronbach e correlações entre os componentes do RCQ.</text:p>
      <table:table table:name="Tabela1" table:style-name="Tabela1">
        <table:table-column table:style-name="Tabela1.A"/>
        <table:table-column table:style-name="Tabela1.B" table:number-columns-repeated="6"/>
        <table:table-row>
          <table:table-cell table:style-name="Tabela1.A1" office:value-type="string">
            <text:p text:style-name="P22"/>
          </table:table-cell>
          <table:table-cell table:style-name="Tabela1.A1" office:value-type="string">
            <text:p text:style-name="P23">Média</text:p>
          </table:table-cell>
          <table:table-cell table:style-name="Tabela1.A1" office:value-type="string">
            <text:p text:style-name="P23">DP</text:p>
          </table:table-cell>
          <table:table-cell table:style-name="Tabela1.A1" office:value-type="string">
            <text:p text:style-name="P23">Alfa</text:p>
          </table:table-cell>
          <table:table-cell table:style-name="Tabela1.A1" office:value-type="string">
            <text:p text:style-name="P23">PC</text:p>
          </table:table-cell>
          <table:table-cell table:style-name="Tabela1.A1" office:value-type="string">
            <text:p text:style-name="P23">C</text:p>
          </table:table-cell>
          <table:table-cell table:style-name="Tabela1.A1" office:value-type="string">
            <text:p text:style-name="P23">A</text:p>
          </table:table-cell>
        </table:table-row>
        <table:table-row>
          <table:table-cell table:style-name="Tabela1.A2" office:value-type="string">
            <text:p text:style-name="P24">Pré contemplação</text:p>
          </table:table-cell>
          <table:table-cell table:style-name="Tabela1.A2" office:value-type="string">
            <text:p text:style-name="P23">8,85</text:p>
          </table:table-cell>
          <table:table-cell table:style-name="Tabela1.A2" office:value-type="string">
            <text:p text:style-name="P25">3,60</text:p>
          </table:table-cell>
          <table:table-cell table:style-name="Tabela1.A2" office:value-type="string">
            <text:p text:style-name="P25">0,70</text:p>
          </table:table-cell>
          <table:table-cell table:style-name="Tabela1.A2" office:value-type="string">
            <text:p text:style-name="P23">-</text:p>
          </table:table-cell>
          <table:table-cell table:style-name="Tabela1.A2" office:value-type="string">
            <text:p text:style-name="P23">-0,87</text:p>
          </table:table-cell>
          <table:table-cell table:style-name="Tabela1.A2" office:value-type="string">
            <text:p text:style-name="P23">-0,33</text:p>
          </table:table-cell>
        </table:table-row>
        <table:table-row>
          <table:table-cell table:style-name="Tabela1.A2" office:value-type="string">
            <text:p text:style-name="P24">Contemplação</text:p>
          </table:table-cell>
          <table:table-cell table:style-name="Tabela1.A2" office:value-type="string">
            <text:p text:style-name="P23">14,42</text:p>
          </table:table-cell>
          <table:table-cell table:style-name="Tabela1.A2" office:value-type="string">
            <text:p text:style-name="P25">4,62</text:p>
          </table:table-cell>
          <table:table-cell table:style-name="Tabela1.A2" office:value-type="string">
            <text:p text:style-name="P25">0,88</text:p>
          </table:table-cell>
          <table:table-cell table:style-name="Tabela1.A2" office:value-type="string">
            <text:p text:style-name="P23">*</text:p>
          </table:table-cell>
          <table:table-cell table:style-name="Tabela1.A2" office:value-type="string">
            <text:p text:style-name="P23">-</text:p>
          </table:table-cell>
          <table:table-cell table:style-name="Tabela1.A2" office:value-type="string">
            <text:p text:style-name="P23">-0,33</text:p>
          </table:table-cell>
        </table:table-row>
        <table:table-row>
          <table:table-cell table:style-name="Tabela1.A4" office:value-type="string">
            <text:p text:style-name="P24">Ação</text:p>
          </table:table-cell>
          <table:table-cell table:style-name="Tabela1.A4" office:value-type="string">
            <text:p text:style-name="P23">13,21</text:p>
          </table:table-cell>
          <table:table-cell table:style-name="Tabela1.A4" office:value-type="string">
            <text:p text:style-name="P25">3,93</text:p>
          </table:table-cell>
          <table:table-cell table:style-name="Tabela1.A4" office:value-type="string">
            <text:p text:style-name="P25">0,75</text:p>
          </table:table-cell>
          <table:table-cell table:style-name="Tabela1.A4" office:value-type="string">
            <text:p text:style-name="P26">*</text:p>
          </table:table-cell>
          <table:table-cell table:style-name="Tabela1.A4" office:value-type="string">
            <text:p text:style-name="P26">*</text:p>
          </table:table-cell>
          <table:table-cell table:style-name="Tabela1.A4" office:value-type="string">
            <text:p text:style-name="P23">-</text:p>
          </table:table-cell>
        </table:table-row>
      </table:table>
      <text:p text:style-name="P6"><text:span text:style-name="T28">* </text:span><text:span text:style-name="T29">p &lt; 0,01; PC – pré-contemplação; C – contemplação, A – ação.</text:span></text:p>
      <text:p text:style-name="P9"><text:span text:style-name="T29">T</text:span><text:span text:style-name="T28">abela 2 – Carga</text:span><text:span text:style-name="T32">s fatoriais*</text:span><text:span text:style-name="T28"> d</text:span><text:span text:style-name="T31">os itens </text:span><text:span text:style-name="T32">com a</text:span><text:span text:style-name="T31"> rotação “Varimax” separada p</text:span><text:span text:style-name="T32">elos componentes</text:span><text:span text:style-name="T31">.</text:span></text:p>
      <table:table table:name="Tabela2" table:style-name="Tabela2">
        <table:table-column table:style-name="Tabela2.A"/>
        <table:table-column table:style-name="Tabela2.B" table:number-columns-repeated="2"/>
        <table:table-row>
          <table:table-cell table:style-name="Tabela2.A1" office:value-type="string">
            <text:p text:style-name="P13"/>
          </table:table-cell>
          <table:table-cell table:style-name="Tabela2.A1" table:number-columns-spanned="2" office:value-type="string">
            <text:p text:style-name="P18">Componente<text:span text:style-name="T38">s**</text:span></text:p>
          </table:table-cell>
          <table:covered-table-cell/>
        </table:table-row>
        <table:table-row>
          <table:table-cell table:style-name="Tabela2.A2" office:value-type="string">
            <text:p text:style-name="P14">Itens</text:p>
          </table:table-cell>
          <table:table-cell table:style-name="Tabela2.A2" office:value-type="string">
            <text:p text:style-name="P16">PC (+) e C(-)</text:p>
          </table:table-cell>
          <table:table-cell table:style-name="Tabela2.A2" office:value-type="string">
            <text:p text:style-name="P17">Ação</text:p>
          </table:table-cell>
        </table:table-row>
        <table:table-row>
          <table:table-cell table:style-name="Tabela2.A3" office:value-type="string">
            <text:p text:style-name="P13">01. Eu acho que bebo demais</text:p>
          </table:table-cell>
          <table:table-cell table:style-name="Tabela2.A3" office:value-type="string">
            <text:p text:style-name="P19">-0,8<text:span text:style-name="T39">7</text:span></text:p>
          </table:table-cell>
          <table:table-cell table:style-name="Tabela2.A3" office:value-type="string">
            <text:p text:style-name="P19"/>
          </table:table-cell>
        </table:table-row>
        <table:table-row>
          <table:table-cell table:style-name="Tabela2.A3" office:value-type="string">
            <text:p text:style-name="P15">03. <text:span text:style-name="T28">Eu gosto de beber, mas às vezes eu bebo demais</text:span></text:p>
          </table:table-cell>
          <table:table-cell table:style-name="Tabela2.A3" office:value-type="string">
            <text:p text:style-name="P19">0,8<text:span text:style-name="T39">7</text:span></text:p>
          </table:table-cell>
          <table:table-cell table:style-name="Tabela2.A3" office:value-type="string">
            <text:p text:style-name="P21"/>
          </table:table-cell>
        </table:table-row>
        <table:table-row>
          <table:table-cell table:style-name="Tabela2.A3" office:value-type="string">
            <text:p text:style-name="P15">04. <text:span text:style-name="T28">Às vezes eu acho que deveria reduzir o meu consumo de álcool</text:span></text:p>
          </table:table-cell>
          <table:table-cell table:style-name="Tabela2.A3" office:value-type="string">
            <text:p text:style-name="P19">0,8<text:span text:style-name="T39">4</text:span></text:p>
          </table:table-cell>
          <table:table-cell table:style-name="Tabela2.A3" office:value-type="string">
            <text:p text:style-name="P19"/>
          </table:table-cell>
        </table:table-row>
        <table:table-row>
          <table:table-cell table:style-name="Tabela2.A3" office:value-type="string">
            <text:p text:style-name="P15">06. <text:span text:style-name="T28">Eu mudei recentemente meus hábitos de consumo</text:span></text:p>
          </table:table-cell>
          <table:table-cell table:style-name="Tabela2.A3" office:value-type="string">
            <text:p text:style-name="P20"/>
          </table:table-cell>
          <table:table-cell table:style-name="Tabela2.A3" office:value-type="string">
            <text:p text:style-name="P19">0,8<text:span text:style-name="T39">3</text:span></text:p>
          </table:table-cell>
        </table:table-row>
        <table:table-row>
          <table:table-cell table:style-name="Tabela2.A3" office:value-type="string">
            <text:p text:style-name="P15">07. <text:span text:style-name="T28">Qualquer pessoa pode falar sobre querer fazer algo relacionado ao consumo de álcool, mas eu estou realmente fazendo algo sobre isso</text:span></text:p>
          </table:table-cell>
          <table:table-cell table:style-name="Tabela2.A3" office:value-type="string">
            <text:p text:style-name="P20"/>
          </table:table-cell>
          <table:table-cell table:style-name="Tabela2.A3" office:value-type="string">
            <text:p text:style-name="P19">0,<text:span text:style-name="T39">79</text:span></text:p>
          </table:table-cell>
        </table:table-row>
        <table:table-row>
          <table:table-cell table:style-name="Tabela2.A3" office:value-type="string">
            <text:p text:style-name="P15">09. <text:span text:style-name="T28">Algumas vezes, meu consumo é um problema</text:span></text:p>
          </table:table-cell>
          <table:table-cell table:style-name="Tabela2.A3" office:value-type="string">
            <text:p text:style-name="P19">0,8<text:span text:style-name="T39">6</text:span></text:p>
          </table:table-cell>
          <table:table-cell table:style-name="Tabela2.A3" office:value-type="string">
            <text:p text:style-name="P20"/>
          </table:table-cell>
        </table:table-row>
        <table:table-row>
          <table:table-cell table:style-name="Tabela2.A3" office:value-type="string">
            <text:p text:style-name="P15">10. <text:span text:style-name="T28">Sinto necessidade de pensar em mudar minha maneira de beber</text:span></text:p>
          </table:table-cell>
          <table:table-cell table:style-name="Tabela2.A3" office:value-type="string">
            <text:p text:style-name="P19">-0,8<text:span text:style-name="T39">5</text:span></text:p>
          </table:table-cell>
          <table:table-cell table:style-name="Tabela2.A3" office:value-type="string">
            <text:p text:style-name="P19"/>
          </table:table-cell>
        </table:table-row>
        <table:table-row>
          <table:table-cell table:style-name="Tabela2.A3" office:value-type="string">
            <text:p text:style-name="P15">11. <text:span text:style-name="T28">Atualmente, eu de fato estou mudando meus hábitos de consumo</text:span></text:p>
          </table:table-cell>
          <table:table-cell table:style-name="Tabela2.A3" office:value-type="string">
            <text:p text:style-name="P20"/>
          </table:table-cell>
          <table:table-cell table:style-name="Tabela2.A3" office:value-type="string">
            <text:p text:style-name="P19">0,87</text:p>
          </table:table-cell>
        </table:table-row>
        <table:table-row>
          <table:table-cell table:style-name="Tabela2.A2" office:value-type="string">
            <text:p text:style-name="P15">12. <text:span text:style-name="T28">Beber menos álcool poderia me beneficiar</text:span></text:p>
          </table:table-cell>
          <table:table-cell table:style-name="Tabela2.A2" office:value-type="string">
            <text:p text:style-name="P19">-0,7<text:span text:style-name="T39">1</text:span></text:p>
          </table:table-cell>
          <table:table-cell table:style-name="Tabela2.A2" office:value-type="string">
            <text:p text:style-name="P19">-0,3<text:span text:style-name="T39">7</text:span></text:p>
          </table:table-cell>
        </table:table-row>
      </table:table>
      <text:p text:style-name="P10">* <text:span text:style-name="T38">Cargas fatoriais menores que 0,3 omitidas. ** PC – Pré-contemplação e C – Contemplação.</text:span></text:p>
      <text:p text:style-name="P11"/>
      <text:p text:style-name="P12"><text:span text:style-name="T40">C</text:span>ontemplação – 03, 04, 08, 09 - OK</text:p>
      <text:p text:style-name="P12"><text:span text:style-name="T40">Pré-</text:span>Contemplação – 01,10,12*</text:p>
      <text:p text:style-name="P12">Ação – 02,06,07,11 – OK</text:p>
      <text:p text:style-name="P12"/>
      <text:p text:style-name="P12">Item cinco precisa ser excluído. Não caiu em nenhum fator. <text:span text:style-name="T41">A análise gráfica por TRI o considerou ruim.</text:span></text:p>
      <text:p text:style-name="P12"/>
      <text:p text:style-name="P12">Retirar itens 02, 8.</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3-11T18:51:15.003276333</dc:date>
    <dc:creator>HP Gomide</dc:creator>
    <meta:editing-duration>PT3H42M47S</meta:editing-duration>
    <meta:editing-cycles>8</meta:editing-cycles>
    <meta:generator>LibreOffice/4.1.3.2$Linux_X86_64 LibreOffice_project/410m0$Build-2</meta:generator>
    <meta:document-statistic meta:table-count="2" meta:image-count="0" meta:object-count="0" meta:page-count="5" meta:paragraph-count="80" meta:word-count="993" meta:character-count="6264" meta:non-whitespace-character-count="5333"/>
    <meta:user-defined meta:name="ZOTERO_PREF_1">&lt;data data-version="3" zotero-version="4.0.17.1"&gt;&lt;session id="ljeh75KN"/&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